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justify" style:justify-single-word="false"/>
      <style:text-properties officeooo:paragraph-rsid="000088d3"/>
    </style:style>
    <style:style style:name="P2" style:family="paragraph" style:parent-style-name="Standard">
      <style:paragraph-properties fo:line-height="100%"/>
      <style:text-properties style:font-name="Liberation Serif" fo:font-size="10pt" fo:language="en" fo:country="US" fo:font-style="normal" style:text-underline-style="none" fo:font-weight="normal" officeooo:paragraph-rsid="000088d3" style:font-size-asian="10pt" style:font-style-asian="normal" style:font-weight-asian="normal" style:font-size-complex="10pt" style:font-style-complex="normal" style:font-weight-complex="normal" style:script-type="latin"/>
    </style:style>
    <style:style style:name="P3"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323ee" officeooo:paragraph-rsid="000323ee" style:text-blinking="false" fo:background-color="transparent" style:font-size-asian="10pt" style:font-style-asian="normal" style:font-weight-asian="bold" style:font-size-complex="10pt" style:font-style-complex="normal" style:font-weight-complex="bold" style:script-type="latin"/>
    </style:style>
    <style:style style:name="P4"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323ee" officeooo:paragraph-rsid="00076083" style:text-blinking="false" fo:background-color="transparent" style:font-size-asian="10pt" style:font-style-asian="normal" style:font-weight-asian="normal" style:font-size-complex="10pt" style:font-style-complex="normal" style:font-weight-complex="normal" style:script-type="latin"/>
    </style:style>
    <style:style style:name="P5"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323ee" officeooo:paragraph-rsid="000323ee" style:text-blinking="false" fo:background-color="transparent" style:font-size-asian="10pt" style:font-style-asian="normal" style:font-weight-asian="normal" style:font-size-complex="10pt" style:font-style-complex="normal" style:font-weight-complex="normal" style:script-type="latin"/>
    </style:style>
    <style:style style:name="P6"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paragraph-rsid="000323ee" style:text-blinking="false" fo:background-color="transparent" style:font-size-asian="10pt" style:font-style-asian="normal" style:font-weight-asian="bold" style:font-size-complex="10pt" style:font-style-complex="normal" style:font-weight-complex="bold" style:script-type="latin"/>
    </style:style>
    <style:style style:name="P7"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paragraph-rsid="000088d3" style:text-blinking="false" fo:background-color="transparent" style:font-size-asian="10pt" style:font-style-asian="normal" style:font-weight-asian="bold" style:font-size-complex="10pt" style:font-style-complex="normal" style:font-weight-complex="bold" style:script-type="latin"/>
    </style:style>
    <style:style style:name="P8" style:family="paragraph" style:parent-style-name="Text_20_body">
      <style:paragraph-properties fo:line-height="100%"/>
      <style:text-properties fo:font-variant="normal" fo:text-transform="none" fo:color="#000000" loext:opacity="100%" style:text-line-through-style="none" style:text-line-through-type="none" style:font-name="Liberation Serif" fo:font-size="10pt" fo:language="en" fo:country="US" fo:font-style="italic" style:text-underline-style="none" fo:font-weight="normal" officeooo:paragraph-rsid="000088d3" style:text-blinking="false" fo:background-color="transparent" style:font-size-asian="10pt" style:font-style-asian="italic" style:font-weight-asian="normal" style:font-size-complex="10pt" style:font-style-complex="italic" style:font-weight-complex="normal" style:script-type="latin"/>
    </style:style>
    <style:style style:name="P9" style:family="paragraph" style:parent-style-name="Text_20_body" style:list-style-name="L1">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088d3" officeooo:paragraph-rsid="000088d3" style:text-blinking="false" fo:background-color="transparent" style:font-size-asian="10pt" style:font-style-asian="normal" style:font-weight-asian="normal" style:font-size-complex="10pt" style:font-style-complex="normal" style:font-weight-complex="normal" style:script-type="latin"/>
    </style:style>
    <style:style style:name="P10" style:family="paragraph" style:parent-style-name="Text_20_body" style:list-style-name="L2">
      <style:paragraph-properties fo:line-height="100%" fo:text-align="start" style:justify-single-word="false" style:writing-mode="lr-tb"/>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088d3" officeooo:paragraph-rsid="0004d152" style:text-blinking="false" fo:background-color="transparent" style:font-size-asian="10pt" style:font-style-asian="normal" style:font-weight-asian="normal" style:font-size-complex="10pt" style:font-style-complex="normal" style:font-weight-complex="normal" style:script-type="latin"/>
    </style:style>
    <style:style style:name="P11"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paragraph-rsid="0001902d" style:text-blinking="false" fo:background-color="transparent" style:font-size-asian="10pt" style:font-style-asian="normal" style:font-weight-asian="bold" style:font-size-complex="10pt" style:font-style-complex="normal" style:font-weight-complex="bold" style:script-type="latin"/>
    </style:style>
    <style:style style:name="P12" style:family="paragraph" style:parent-style-name="Standard">
      <style:paragraph-properties fo:line-height="100%" fo:text-align="start" style:justify-single-word="false" style:writing-mode="lr-tb"/>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paragraph-rsid="0001902d" style:text-blinking="false" fo:background-color="transparent" style:font-size-asian="10pt" style:font-style-asian="normal" style:font-weight-asian="bold" style:font-size-complex="10pt" style:font-style-complex="normal" style:font-weight-complex="bold" style:script-type="latin"/>
    </style:style>
    <style:style style:name="P13"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italic" style:text-underline-style="none" fo:font-weight="normal" officeooo:paragraph-rsid="0001902d" style:text-blinking="false" fo:background-color="transparent" style:font-size-asian="10pt" style:font-style-asian="italic" style:font-weight-asian="normal" style:font-size-complex="10pt" style:font-style-complex="italic" style:font-weight-complex="normal" style:script-type="latin"/>
    </style:style>
    <style:style style:name="P14" style:family="paragraph" style:parent-style-name="Standard" style:list-style-name="L3">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1902d" officeooo:paragraph-rsid="000484b9" style:text-blinking="false" fo:background-color="transparent" style:font-size-asian="10pt" style:font-style-asian="normal" style:font-weight-asian="normal" style:font-size-complex="10pt" style:font-style-complex="normal" style:font-weight-complex="normal" style:script-type="latin"/>
    </style:style>
    <style:style style:name="P15"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officeooo:rsid="0001902d" officeooo:paragraph-rsid="0001902d" style:text-blinking="false" fo:background-color="transparent" style:font-size-asian="10pt" style:font-style-asian="normal" style:font-weight-asian="normal" style:font-size-complex="10pt" style:font-style-complex="normal" style:font-weight-complex="normal" style:script-type="latin"/>
    </style:style>
    <style:style style:name="P16"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323ee" officeooo:paragraph-rsid="000323ee" style:text-blinking="false" fo:background-color="transparent" style:font-size-asian="10pt" style:font-style-asian="normal" style:font-weight-asian="normal" style:font-size-complex="10pt" style:font-style-complex="normal" style:font-weight-complex="normal" style:script-type="latin"/>
    </style:style>
    <style:style style:name="P17"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language="en" fo:country="US" officeooo:paragraph-rsid="000323ee" style:font-size-asian="10pt" style:font-size-complex="10pt" style:script-type="latin"/>
    </style:style>
    <style:style style:name="P18"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font-weight="normal" officeooo:rsid="000323ee" officeooo:paragraph-rsid="000323ee" style:font-size-asian="10pt" style:font-weight-asian="normal" style:font-size-complex="10pt" style:font-weight-complex="normal"/>
    </style:style>
    <style:style style:name="P19" style:family="paragraph" style:parent-style-name="Text_20_body">
      <style:paragraph-properties fo:margin-top="0cm" fo:margin-bottom="0cm" style:contextual-spacing="false" fo:line-height="100%" fo:text-align="start" style:justify-single-word="false" style:writing-mode="lr-tb"/>
      <style:text-properties style:font-name="Liberation Serif" fo:font-size="10pt" fo:language="en" fo:country="US" fo:font-weight="normal" officeooo:rsid="000323ee" officeooo:paragraph-rsid="000323ee" style:font-size-asian="10pt" style:font-weight-asian="normal" style:font-size-complex="10pt" style:font-weight-complex="normal" style:script-type="latin"/>
    </style:style>
    <style:style style:name="P20"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language="en" fo:country="US" officeooo:paragraph-rsid="0003b16c" style:font-size-asian="10pt" style:font-size-complex="10pt" style:script-type="latin"/>
    </style:style>
    <style:style style:name="P21"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font-weight="normal" officeooo:rsid="000323ee" officeooo:paragraph-rsid="0003b16c" style:font-size-asian="10pt" style:font-weight-asian="normal" style:font-size-complex="10pt" style:font-weight-complex="normal"/>
    </style:style>
    <style:style style:name="P22" style:family="paragraph" style:parent-style-name="Text_20_body">
      <style:paragraph-properties fo:margin-top="0cm" fo:margin-bottom="0cm" style:contextual-spacing="false" fo:line-height="100%" fo:text-align="start" style:justify-single-word="false" style:writing-mode="lr-tb"/>
      <style:text-properties style:font-name="Liberation Serif" fo:font-size="10pt" fo:language="en" fo:country="US" fo:font-weight="normal" officeooo:rsid="000323ee" officeooo:paragraph-rsid="0003b16c" style:font-size-asian="10pt" style:font-weight-asian="normal" style:font-size-complex="10pt" style:font-weight-complex="normal" style:script-type="latin"/>
    </style:style>
    <style:style style:name="P23"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language="en" fo:country="US" officeooo:paragraph-rsid="000642ef" style:font-size-asian="10pt" style:font-size-complex="10pt" style:script-type="latin"/>
    </style:style>
    <style:style style:name="P24" style:family="paragraph" style:parent-style-name="Heading_20_4">
      <style:paragraph-properties fo:margin-top="0cm" fo:margin-bottom="0cm" style:contextual-spacing="false" fo:line-height="100%" fo:text-align="start" style:justify-single-word="false" style:writing-mode="lr-tb"/>
      <style:text-properties style:font-name="Liberation Serif" fo:font-size="10pt" fo:font-weight="normal" officeooo:rsid="000323ee" officeooo:paragraph-rsid="000642ef" style:font-size-asian="10pt" style:font-weight-asian="normal" style:font-size-complex="10pt" style:font-weight-complex="normal"/>
    </style:style>
    <style:style style:name="P25"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1902d" officeooo:paragraph-rsid="000323ee" style:text-blinking="false" fo:background-color="transparent" style:font-size-asian="10pt" style:font-style-asian="normal" style:font-weight-asian="normal" style:font-size-complex="10pt" style:font-style-complex="normal" style:font-weight-complex="normal" style:script-type="latin"/>
    </style:style>
    <style:style style:name="P26"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1902d" officeooo:paragraph-rsid="0001902d" style:text-blinking="false" fo:background-color="transparent" style:font-size-asian="10pt" style:font-style-asian="normal" style:font-weight-asian="normal" style:font-size-complex="10pt" style:font-style-complex="normal" style:font-weight-complex="normal" style:script-type="latin"/>
    </style:style>
    <style:style style:name="P27"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paragraph-rsid="0001902d" style:text-blinking="false" fo:background-color="transparent" style:font-size-asian="10pt" style:font-style-asian="normal" style:font-weight-asian="normal" style:font-size-complex="10pt" style:font-style-complex="normal" style:font-weight-complex="normal" style:script-type="latin"/>
    </style:style>
    <style:style style:name="P28"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1902d" officeooo:paragraph-rsid="0003f3bf" style:text-blinking="false" fo:background-color="transparent" style:font-size-asian="10pt" style:font-style-asian="normal" style:font-weight-asian="normal" style:font-size-complex="10pt" style:font-style-complex="normal" style:font-weight-complex="normal" style:script-type="latin"/>
    </style:style>
    <style:style style:name="P29" style:family="paragraph" style:parent-style-name="Standard">
      <style:paragraph-properties fo:line-height="100%"/>
      <style:text-properties fo:font-variant="normal" fo:text-transform="none" fo:color="#000000" loext:opacity="100%" style:text-line-through-style="none" style:text-line-through-type="none" style:font-name="Liberation Serif" fo:font-size="10pt" fo:language="en" fo:country="US" fo:font-style="normal" style:text-underline-style="none" fo:font-weight="bold" officeooo:rsid="0003f3bf" officeooo:paragraph-rsid="0004d152" style:text-blinking="false" fo:background-color="transparent" style:font-size-asian="10pt" style:font-style-asian="normal" style:font-weight-asian="normal" style:font-size-complex="10pt" style:font-style-complex="normal" style:font-weight-complex="normal" style:script-type="latin"/>
    </style:style>
    <style:style style:name="T1" style:family="text">
      <style:text-properties officeooo:rsid="000088d3"/>
    </style:style>
    <style:style style:name="T2" style:family="text">
      <style:text-properties style:font-name="Liberation Serif" fo:font-size="10pt" fo:language="en" fo:country="US" fo:font-style="normal" style:text-underline-style="none" fo:font-weight="normal" officeooo:rsid="000088d3" style:font-size-asian="10pt" style:font-style-asian="normal" style:font-weight-asian="normal" style:font-size-complex="10pt" style:font-style-complex="normal" style:font-weight-complex="normal" style:script-type="latin"/>
    </style:style>
    <style:style style:name="T3" style:family="text">
      <style:text-properties fo:font-weight="bold" style:font-weight-asian="bold" style:font-weight-complex="bold"/>
    </style:style>
    <style:style style:name="T4" style:family="text">
      <style:text-properties officeooo:rsid="0004d152"/>
    </style:style>
    <style:style style:name="T5" style:family="text">
      <style:text-properties officeooo:rsid="00076083"/>
    </style:style>
    <style:style style:name="T6" style:family="text">
      <style:text-properties officeooo:rsid="0003b16c"/>
    </style:style>
    <style:style style:name="T7" style:family="text">
      <style:text-properties officeooo:rsid="0001902d"/>
    </style:style>
    <style:style style:name="T8" style:family="text">
      <style:text-properties fo:font-style="italic" fo:font-weight="normal" officeooo:rsid="0001902d"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088d3" style:font-style-asian="italic" style:font-weight-asian="normal" style:font-style-complex="italic" style:font-weight-complex="normal"/>
    </style:style>
    <style:style style:name="T11" style:family="text">
      <style:text-properties officeooo:rsid="000484b9"/>
    </style:style>
    <style:style style:name="T12" style:family="text">
      <style:text-properties fo:font-variant="normal" fo:text-transform="none" fo:color="#000000" loext:opacity="100%" style:text-line-through-style="none" style:text-line-through-type="none" fo:font-style="normal" style:text-underline-style="none" fo:font-weight="bold" officeooo:rsid="000323ee" style:text-blinking="false" fo:background-color="transparent" loext:char-shading-value="0"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language="en" fo:country="US" fo:font-style="italic" style:font-style-asian="italic" style:font-style-complex="italic" style:script-type="latin"/>
    </style:style>
    <style:style style:name="T15" style:family="text">
      <style:text-properties fo:language="en" fo:country="US" fo:font-style="italic" officeooo:rsid="0003b16c" style:font-style-asian="italic" style:font-style-complex="italic" style:script-type="latin"/>
    </style:style>
    <style:style style:name="T16" style:family="text">
      <style:text-properties fo:font-variant="normal" fo:text-transform="none" fo:color="#000000" loext:opacity="100%" style:text-line-through-style="none" style:text-line-through-type="none" fo:font-style="normal" style:text-underline-style="none" fo:font-weight="bold" officeooo:rsid="0003b16c" style:text-blinking="false"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00323ee" style:text-blinking="false"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style:text-line-through-style="none" style:text-line-through-type="none" fo:font-style="normal" style:text-underline-style="none" fo:font-weight="bold" officeooo:rsid="000642ef" style:text-blinking="false" fo:background-color="transparent" loext:char-shading-value="0" style:font-style-asian="normal" style:font-weight-asian="normal" style:font-style-complex="normal" style:font-weight-complex="normal"/>
    </style:style>
    <style:style style:name="T19" style:family="text">
      <style:text-properties fo:language="en" fo:country="US" fo:font-style="italic" officeooo:rsid="000642ef" style:font-style-asian="italic" style:font-style-complex="italic" style:script-type="latin"/>
    </style:style>
    <style:style style:name="T20" style:family="text">
      <style:text-properties officeooo:rsid="000323ee"/>
    </style:style>
    <style:style style:name="T21" style:family="text">
      <style:text-properties officeooo:rsid="0001902d" style:font-weight-asian="bold" style:font-weight-complex="bold"/>
    </style:style>
    <style:style style:name="T22" style:family="text">
      <style:text-properties fo:font-weight="normal" officeooo:rsid="0001902d"/>
    </style:style>
    <style:style style:name="T23" style:family="text">
      <style:text-properties fo:font-weight="normal"/>
    </style:style>
    <style:style style:name="T24" style:family="text">
      <style:text-properties officeooo:rsid="0003f3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Full Stack Developer focused on building end-to-end web applications, from responsive UIs to scalable APIs, databases, and automation workflows. Experienced in designing efficient, maintainable architectures using modern technologies, with an emphasis on performance, reliability, and clean code.</text:span></text:p>
      <text:p text:style-name="P2"/>
      <text:p text:style-name="P3">TECHNICAL SKILLS ------------------------------------------------------------------------------------------------------------------</text:p>
      <text:p text:style-name="P3"/>
      <text:p text:style-name="P4"><text:span text:style-name="T3">Programming languages</text:span>: TypeScript, JavaScript, Python, Rust</text:p>
      <text:p text:style-name="P5"><text:span text:style-name="T3">Frameworks</text:span>: React, Next.js, Tailwind CSS, Express, <text:span text:style-name="T4">Nest</text:span><text:span text:style-name="T5">JS</text:span></text:p>
      <text:p text:style-name="P5"><text:span text:style-name="T3">Databases</text:span>: PostgreSQL, MySQL, MongoDB, Redis</text:p>
      <text:p text:style-name="P5"><text:span text:style-name="T3">DevOps / Cloud</text:span>: Docker, Kubernetes, <text:span text:style-name="T6">Railway,</text:span> AWS</text:p>
      <text:p text:style-name="P5"><text:span text:style-name="T3">Tools</text:span>: Git, GitHub <text:span text:style-name="T4">Actions</text:span>, Linux, Postman, Node.js</text:p>
      <text:p text:style-name="P6"/>
      <text:p text:style-name="P6"><text:span text:style-name="T1">P</text:span>ROFESSIONAL EXPERIENCE ----------------------------------------------------------------------------------------------------</text:p>
      <text:p text:style-name="P7"/>
      <text:p text:style-name="P7"><text:span text:style-name="T1">S</text:span>EMS, SRL - <text:span text:style-name="T1">D</text:span>istrito Nacional, Dominican Republic</text:p>
      <text:p text:style-name="P8"><text:span text:style-name="T1">S</text:span>oftware Developer <text:span text:style-name="T1">| Full-time / Hybrid |</text:span> <text:span text:style-name="T1">May</text:span> 2024 – <text:span text:style-name="T1">Present </text:span><text:span text:style-name="T7">( 2+ Years )</text:span></text:p>
      <text:list text:style-name="L1">
        <text:list-item>
          <text:p text:style-name="P9">Developed and customized business logic for Odoo 16 modules (Inventory, <text:span text:style-name="T7">Accounting, </text:span>Sales, Purchases, HR), handling complex workflows and validations.</text:p>
        </text:list-item>
        <text:list-item>
          <text:p text:style-name="P9">Designed and implemented data models and ORM-based solutions to support business operations.</text:p>
        </text:list-item>
        <text:list-item>
          <text:p text:style-name="P9">Built services using Django to integrate Odoo with external applications and internal systems.</text:p>
        </text:list-item>
        <text:list-item>
          <text:p text:style-name="P9">Developed REST APIs for data exchange and system interoperability.</text:p>
        </text:list-item>
        <text:list-item>
          <text:p text:style-name="P9">Implemented automated reporting and internal BI tools, improving access to operational data.</text:p>
        </text:list-item>
        <text:list-item>
          <text:p text:style-name="P9">Collaborated directly with stakeholders to translate business requirements into scalable solutions.</text:p>
        </text:list-item>
      </text:list>
      <text:p text:style-name="P7"><text:span text:style-name="T1">S</text:span>EMS, SRL - <text:span text:style-name="T1">D</text:span>istrito Nacional, Dominican Republic</text:p>
      <text:p text:style-name="P8"><text:span text:style-name="T1">Data Analyst</text:span> | Internship / <text:span text:style-name="T1">On-site</text:span> | <text:span text:style-name="T1">Feb</text:span> 2024 – <text:span text:style-name="T1">May 2024 </text:span><text:span text:style-name="T7">( 4 Months )</text:span></text:p>
      <text:list text:style-name="L2">
        <text:list-item>
          <text:p text:style-name="P10">Developed data analysis solutions and visualization dashboards.</text:p>
        </text:list-item>
        <text:list-item>
          <text:p text:style-name="P10">Created automated reporting systems for internal business intelligence.</text:p>
        </text:list-item>
      </text:list>
      <text:p text:style-name="P11"><text:span text:style-name="T7">OXSIS</text:span>, SRL – <text:span text:style-name="T7">Santo Domingo Este</text:span>, Dominican Republic</text:p>
      <text:p text:style-name="P12"><text:span text:style-name="T8">IT Support Specialist</text:span><text:span text:style-name="T9"> | </text:span><text:span text:style-name="T8">Part-time</text:span><text:span text:style-name="T9"> / </text:span><text:span text:style-name="T8">Hybrid</text:span><text:span text:style-name="T9"> | </text:span><text:span text:style-name="T8">Sep 2020</text:span><text:span text:style-name="T9"> – </text:span><text:span text:style-name="T8">Aug</text:span><text:span text:style-name="T10"> 202</text:span><text:span text:style-name="T8">5</text:span><text:span text:style-name="T10"> </text:span><text:span text:style-name="T8">( 5 Years )</text:span></text:p>
      <text:p text:style-name="P13"/>
      <text:list text:style-name="L3">
        <text:list-item>
          <text:p text:style-name="P14">I provided technical support and system maintenance in a logistics and customs services environment.</text:p>
        </text:list-item>
        <text:list-item>
          <text:p text:style-name="P14"><text:span text:style-name="T11">I </text:span>assisted with internal systems, data management, and process automation.</text:p>
        </text:list-item>
      </text:list>
      <text:p text:style-name="P15"/>
      <text:p text:style-name="P16">PROJECTS --------------------------------------------------------------------------------------------------------------------------------</text:p>
      <text:p text:style-name="P16"/>
      <text:h text:style-name="P17" text:outline-level="4"><text:span text:style-name="T12">MiniFT - </text:span><text:span text:style-name="T13">Minimalist finance tracker app focused on helping you with your personal finances.</text:span></text:h>
      <text:h text:style-name="P18" text:outline-level="4"><text:span text:style-name="T14">Made with Python, Django, Tailwind CSS, PostgreSQL and Docker | </text:span><text:a xlink:type="simple" xlink:href="https://github.com/AddisonReyes/MiniFT" text:style-name="Internet_20_link" text:visited-style-name="Visited_20_Internet_20_Link"><text:span text:style-name="T14">Code</text:span></text:a><text:span text:style-name="T14"> | </text:span><text:a xlink:type="simple" xlink:href="https://minift.up.railway.app/" text:style-name="Internet_20_link" text:visited-style-name="Visited_20_Internet_20_Link"><text:span text:style-name="T15">Demo</text:span></text:a></text:h>
      <text:p text:style-name="P19"/>
      <text:h text:style-name="P20" text:outline-level="4"><text:span text:style-name="T16">L</text:span><text:span text:style-name="T12">i</text:span><text:span text:style-name="T16">brary API</text:span><text:span text:style-name="T12"> - </text:span><text:span text:style-name="T17">A RESTful API built for managing a library system with books, authors, and loan operations.</text:span></text:h>
      <text:h text:style-name="P21" text:outline-level="4"><text:span text:style-name="T14">Made with </text:span><text:span text:style-name="T15">TypeScript</text:span><text:span text:style-name="T14">, </text:span><text:span text:style-name="T15">Node.js</text:span><text:span text:style-name="T14">, </text:span><text:span text:style-name="T15">Express</text:span><text:span text:style-name="T14">, </text:span><text:span text:style-name="T15">MongoDB</text:span><text:span text:style-name="T14"> and Docker | </text:span><text:a xlink:type="simple" xlink:href="https://github.com/AddisonReyes/library-api" text:style-name="Internet_20_link" text:visited-style-name="Visited_20_Internet_20_Link"><text:span text:style-name="T15">Code</text:span></text:a><text:span text:style-name="T14"> </text:span></text:h>
      <text:p text:style-name="P22"/>
      <text:h text:style-name="P23" text:outline-level="4"><text:span text:style-name="T18">Fix RD</text:span><text:span text:style-name="T12"> - </text:span><text:span text:style-name="T17">A web application designed to connect users who need technical services (plumbers, electricians, painters, refrigerator technicians, etc.) with certified professionals who offer those services in their area.</text:span></text:h>
      <text:h text:style-name="P24" text:outline-level="4"><text:span text:style-name="T14">Made with </text:span><text:span text:style-name="T15">TypeScript</text:span><text:span text:style-name="T14">, </text:span><text:span text:style-name="T19">React,</text:span><text:span text:style-name="T14"> </text:span><text:span text:style-name="T15">Node.js</text:span><text:span text:style-name="T14">, </text:span><text:span text:style-name="T15">Express</text:span><text:span text:style-name="T14">, </text:span><text:span text:style-name="T15">MongoDB</text:span><text:span text:style-name="T14"> and Docker | </text:span><text:a xlink:type="simple" xlink:href="https://github.com/AddisonReyes/FixRD-Bootcamp-Final-Project" text:style-name="Internet_20_link" text:visited-style-name="Visited_20_Internet_20_Link"><text:span text:style-name="T15">Code</text:span><text:span text:style-name="T14"> </text:span></text:a></text:h>
      <text:p text:style-name="P25"/>
      <text:p text:style-name="P25"><text:span text:style-name="T20">E</text:span>DUCATION -----------------------------------------------------------------------------------------------------------------------------</text:p>
      <text:p text:style-name="P26"/>
      <text:p text:style-name="P27"><text:span text:style-name="T21">UNICARIBE</text:span><text:span text:style-name="T22"> | Engineer's degree, Software Engineering | A</text:span><text:span text:style-name="T23">pr 2025 – Present</text:span></text:p>
      <text:p text:style-name="P27"><text:span text:style-name="T21">ITLA</text:span><text:span text:style-name="T22"> | Associate's degree, Artificial Intelligence | A</text:span><text:span text:style-name="T23">ug 2021 – Dec 2023</text:span></text:p>
      <text:p text:style-name="P15"/>
      <text:p text:style-name="P28"><text:span text:style-name="T24">LANGUAGES </text:span>----------------------------------------------------------------------------------------------------------------------------</text:p>
      <text:p text:style-name="P28"/>
      <text:p text:style-name="P29">Spanish –<text:span text:style-name="T23"> Native, </text:span>English –<text:span text:style-name="T23"> B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D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D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erif" fo:font-size="14pt" fo:language="en" fo:country="US" fo:font-weight="bold" officeooo:rsid="000088d3" officeooo:paragraph-rsid="000088d3" style:font-size-asian="14pt" style:font-weight-asian="bold" style:font-size-complex="14pt" style:font-weight-complex="bold" style:script-type="latin"/>
    </style:style>
    <style:style style:name="MP2" style:family="paragraph" style:parent-style-name="Standard">
      <style:paragraph-properties fo:text-align="center" style:justify-single-word="false"/>
      <style:text-properties officeooo:rsid="000088d3" officeooo:paragraph-rsid="000088d3"/>
    </style:style>
    <style:style style:name="MT1" style:family="text">
      <style:text-properties fo:font-variant="normal" fo:text-transform="none" fo:color="#000000" loext:opacity="100%" style:text-line-through-style="none" style:text-line-through-type="none" style:font-name="Liberation Serif" fo:font-size="10pt" fo:language="en" fo:country="US" fo:font-style="normal" style:text-underline-style="none" fo:font-weight="normal" style:text-blinking="false" fo:background-color="transparent" loext:char-shading-value="0" style:font-size-asian="10pt" style:font-size-complex="10pt" style:script-type="latin"/>
    </style:style>
    <style:style style:name="MT2" style:family="text">
      <style:text-properties fo:font-variant="normal" fo:text-transform="none" fo:color="#1155cc" loext:opacity="100%" style:text-line-through-style="none" style:text-line-through-type="none" style:font-name="Liberation Serif" fo:font-size="10pt" fo:language="en" fo:country="US" fo:font-style="normal" style:text-underline-style="solid" style:text-underline-width="auto" style:text-underline-color="font-color" fo:font-weight="normal" style:text-blinking="false" fo:background-color="transparent" loext:char-shading-value="0" style:font-size-asian="10pt" style:font-size-complex="10pt" style:script-type="latin"/>
    </style:style>
    <style:style style:name="MT3" style:family="text">
      <style:text-properties fo:font-variant="normal" fo:text-transform="none" fo:color="#000000" loext:opacity="100%" style:text-line-through-style="none" style:text-line-through-type="none" style:font-name="Liberation Serif" fo:font-size="10pt" fo:language="en" fo:country="US" style:text-underline-style="none" style:text-blinking="false" fo:background-color="transparent" loext:char-shading-value="0" style:font-size-asian="10pt" style:font-size-complex="10pt" style:script-type="lati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dison Amin Reyes Cedano | Full Stack Developer</text:p>
        <text:p text:style-name="MP2"><text:span text:style-name="MT1">Santo Domingo Este • </text:span><text:a xlink:type="simple" xlink:href="http://addisonreyes.com/" text:style-name="Internet_20_link" text:visited-style-name="Visited_20_Internet_20_Link"><text:span text:style-name="MT2">addisonreyes.com</text:span></text:a><text:span text:style-name="MT3"> • </text:span><text:a xlink:type="simple" xlink:href="https://www.linkedin.com/in/addison-reyes-9aa017208/" text:style-name="Internet_20_link" text:visited-style-name="Visited_20_Internet_20_Link"><text:span text:style-name="MT2">LinkedIn</text:span></text:a><text:span text:style-name="MT3"> • </text:span><text:a xlink:type="simple" xlink:href="https://github.com/AddisonReyes" text:style-name="Internet_20_link" text:visited-style-name="Visited_20_Internet_20_Link"><text:span text:style-name="MT2">GitHub</text:span></text:a><text:span text:style-name="MT3"> • </text:span><text:span text:style-name="MT1">+1 (849) 359-3664 • addison.amin@gmail.com</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8T18:45:03.583305367</meta:creation-date>
    <dc:date>2026-04-11T17:19:39.124403808</dc:date>
    <meta:editing-duration>PT40M42S</meta:editing-duration>
    <meta:editing-cycles>7</meta:editing-cycles>
    <meta:generator>LibreOffice/25.8.6.2$Linux_X86_64 LibreOffice_project/a46b460d1686bb49c718d2ef5f88b83ff2dc4981</meta:generator>
    <meta:print-date>2026-04-08T20:09:37.672928190</meta:print-date>
    <meta:printed-by>Archivos PDF</meta:printed-by>
    <meta:document-statistic meta:table-count="0" meta:image-count="0" meta:object-count="0" meta:page-count="1" meta:paragraph-count="38" meta:word-count="417" meta:character-count="3446" meta:non-whitespace-character-count="3068"/>
  </office:meta>
</office:document-meta>
</file>